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</style:style>
    <style:style style:name="P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1" fo:font-size="32pt" fo:text-shadow="1pt 1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text-align="center" fo:text-indent="0cm"/>
    </style:style>
    <style:style style:name="P11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Segoe UI1" fo:font-size="32pt" fo:text-shadow="1pt 1pt" style:font-size-asian="32pt" style:font-size-complex="32pt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5cm" svg:x="1.778cm" svg:y="0.762cm">
          <draw:text-box>
            <text:p text:style-name="P1"><text:span text:style-name="T1">HYMN #337</text:span></text:p>
            <text:p text:style-name="P1"><text:span text:style-name="T2">“</text:span><text:span text:style-name="T2">The Night Will Soon Be End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146cm" svg:height="7.011cm" svg:x="1.292cm" svg:y="0.747cm">
          <draw:text-box>
            <text:p text:style-name="P1"><text:span text:style-name="T3">1.</text:span><text:span text:style-name="T2"> The night will soon be ending;</text:span><text:span text:style-name="T2"><text:line-break/></text:span><text:span text:style-name="T2">The dawn cannot be far.</text:span><text:span text:style-name="T2"><text:line-break/></text:span><text:span text:style-name="T2">Let songs of praise ascending</text:span><text:span text:style-name="T2"><text:line-break/></text:span><text:span text:style-name="T2">Now greet the Morning Star!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5" draw:layer="layout" svg:width="25.146cm" svg:height="7.011cm" svg:x="1.27cm" svg:y="0.863cm">
          <draw:text-box>
            <text:p text:style-name="P1"><text:span text:style-name="T2"><text:s text:c="4"/></text:span><text:span text:style-name="T2">All you whom darkness frightens</text:span><text:span text:style-name="T2"><text:line-break/></text:span><text:span text:style-name="T2"> <text:s text:c="3"/>With guilt or grief or pain,</text:span><text:span text:style-name="T2"><text:line-break/></text:span><text:span text:style-name="T2"> <text:s text:c="3"/>God’s radiant Star now brightens</text:span><text:span text:style-name="T2"><text:line-break/></text:span><text:span text:style-name="T2"> <text:s text:c="3"/>And bids you sing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1"><text:span text:style-name="T3">2.</text:span><text:span text:style-name="T2"> The One whom angels tended</text:span><text:span text:style-name="T2"><text:line-break/></text:span><text:span text:style-name="T2"> <text:s text:c="3"/>Comes near, a child, to serve;</text:span><text:span text:style-name="T2"><text:line-break/></text:span><text:span text:style-name="T2"> <text:s text:c="3"/>Thus God, the judge offended,</text:span><text:span text:style-name="T2"><text:line-break/></text:span><text:span text:style-name="T2"> <text:s text:c="3"/>Bears all our sins deser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5" draw:layer="layout" svg:width="24.892cm" svg:height="7.011cm" svg:x="1.406cm" svg:y="0.904cm">
          <draw:text-box>
            <text:p text:style-name="P1"><text:span text:style-name="T2">The guilty need not cower,</text:span><text:span text:style-name="T2"><text:line-break/></text:span><text:span text:style-name="T2">For God has reconciled</text:span><text:span text:style-name="T2"><text:line-break/></text:span><text:span text:style-name="T2">Through His redemptive power</text:span><text:span text:style-name="T2"><text:line-break/></text:span><text:span text:style-name="T2">All those who trust this chi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7" draw:layer="layout" svg:width="25.146cm" svg:height="7.011cm" svg:x="1.27cm" svg:y="0.725cm">
          <draw:text-box>
            <text:p text:style-name="P6"><text:span text:style-name="T3">3.</text:span><text:span text:style-name="T2"> The earth in sure rotation</text:span></text:p>
            <text:p text:style-name="P6"><text:span text:style-name="T2">Will soon bring morning bright,</text:span></text:p>
            <text:p text:style-name="P6"><text:span text:style-name="T2">So run where God’s salvation</text:span></text:p>
            <text:p text:style-name="P6"><text:span text:style-name="T2">Glows in a stable’s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8" draw:layer="layout" svg:width="25.146cm" svg:height="7.011cm" svg:x="1.292cm" svg:y="0.657cm">
          <draw:text-box>
            <text:p text:style-name="P6"><text:span text:style-name="T2">As old as sin’s perversion</text:span></text:p>
            <text:p text:style-name="P6"><text:span text:style-name="T2">Is mercy’s vast design:</text:span></text:p>
            <text:p text:style-name="P6"><text:span text:style-name="T2">God brings a new creation—</text:span></text:p>
            <text:p text:style-name="P6"><text:span text:style-name="T2">This child its seal and sign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5" draw:layer="layout" svg:width="24.638cm" svg:height="7.011cm" svg:x="1.524cm" svg:y="0.863cm">
          <draw:text-box>
            <text:p text:style-name="P1"><text:span text:style-name="T3">4.</text:span><text:span text:style-name="T2"> Yet nights will bring their sadness</text:span><text:span text:style-name="T2"><text:line-break/></text:span><text:span text:style-name="T2">And rob our hearts of peace,</text:span><text:span text:style-name="T2"><text:line-break/></text:span><text:span text:style-name="T2">And sin in all its madness</text:span><text:span text:style-name="T2"><text:line-break/></text:span><text:span text:style-name="T2">Around us may increa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5" draw:layer="layout" svg:width="24.638cm" svg:height="7.011cm" svg:x="1.539cm" svg:y="0.948cm">
          <draw:text-box>
            <text:p text:style-name="P1"><text:span text:style-name="T2">But now one Star is beaming</text:span><text:span text:style-name="T2"><text:line-break/></text:span><text:span text:style-name="T2">Whose rays have pierced the night:</text:span><text:span text:style-name="T2"><text:line-break/></text:span><text:span text:style-name="T2">God comes for our redeeming</text:span><text:span text:style-name="T2"><text:line-break/></text:span><text:span text:style-name="T2">From sin’s oppressive m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5" draw:layer="layout" svg:width="24.892cm" svg:height="7.011cm" svg:x="1.524cm" svg:y="0.762cm">
          <draw:text-box>
            <text:p text:style-name="P1"><text:span text:style-name="T3">5.</text:span><text:span text:style-name="T2"> God dwells with us in darkness</text:span><text:span text:style-name="T2"><text:line-break/></text:span><text:span text:style-name="T2">And makes the night as day;</text:span></text:p>
            <text:p text:style-name="P1"><text:span text:style-name="T2">Yet we resist the brightness</text:span><text:span text:style-name="T2"><text:line-break/></text:span><text:span text:style-name="T2">And turn from God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4" draw:text-style-name="P2" draw:layer="layout" svg:width="24.384cm" svg:height="13.21cm" svg:x="1.778cm" svg:y="0.806cm">
          <draw:text-box>
            <text:p text:style-name="P1"><text:span text:style-name="T2">But grace does not forsake us,</text:span><text:span text:style-name="T2"><text:line-break/></text:span><text:span text:style-name="T2">However far we run.</text:span><text:span text:style-name="T2"><text:line-break/></text:span><text:span text:style-name="T2">God claims us still as children</text:span><text:span text:style-name="T2"><text:line-break/></text:span><text:span text:style-name="T2">Through Mary’s infant Son.</text:span></text:p>
            <text:p text:style-name="P10"><text:span text:style-name="T5"><text:line-break/></text:span><text:span text:style-name="T5"/></text:p>
            <text:p text:style-name="P11"><text:span text:style-name="T6">© 1998 GIA Publications, Inc.</text:span></text:p>
            <text:p text:style-name="P11"><text:span text:style-name="T6">Used by permission:</text:span></text:p>
            <text:p text:style-name="P11"><text:span text:style-name="T6">LSB Hymn License </text:span></text:p>
            <text:p text:style-name="P11"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4:03:28.111000000</meta:creation-date>
    <dc:title>Hymn template</dc:title>
    <meta:editing-duration>PT19M46S</meta:editing-duration>
    <meta:editing-cycles>10</meta:editing-cycles>
    <meta:generator>LibreOffice/6.0.7.3$Windows_X86_64 LibreOffice_project/dc89aa7a9eabfd848af146d5086077aeed2ae4a5</meta:generator>
    <meta:initial-creator>Arthur Hoch</meta:initial-creator>
    <dc:date>2019-01-13T11:55:01.952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4-12-13T14:03:24.086000000"/>
  </office:meta>
</office:document-meta>
</file>